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674cm" fo:margin-left="0.002cm" fo:margin-right="0.023cm" table:align="margins" style:writing-mode="lr-tb"/>
    </style:style>
    <style:style style:name="Tabelle1.A" style:family="table-column">
      <style:table-column-properties style:column-width="1.72cm" style:rel-column-width="6376*"/>
    </style:style>
    <style:style style:name="Tabelle1.B" style:family="table-column">
      <style:table-column-properties style:column-width="2.487cm" style:rel-column-width="9221*"/>
    </style:style>
    <style:style style:name="Tabelle1.C" style:family="table-column">
      <style:table-column-properties style:column-width="3.096cm" style:rel-column-width="11478*"/>
    </style:style>
    <style:style style:name="Tabelle1.D" style:family="table-column">
      <style:table-column-properties style:column-width="10.372cm" style:rel-column-width="38460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e1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e1.B2" style:family="table-cell" style:data-style-name="N37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P1" style:family="paragraph" style:parent-style-name="Header">
      <style:text-properties fo:language="zxx" fo:country="none" style:language-asian="zxx" style:country-asian="none"/>
    </style:style>
    <style:style style:name="P2" style:family="paragraph" style:parent-style-name="Header">
      <style:paragraph-properties style:snap-to-layout-grid="false">
        <style:tab-stops>
          <style:tab-stop style:position="17.702cm" style:type="right"/>
        </style:tab-stops>
      </style:paragraph-properties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  <style:text-properties fo:language="zxx" fo:country="none" style:language-asian="zxx" style:country-asian="none"/>
    </style:style>
    <style:style style:name="P4" style:family="paragraph" style:parent-style-name="Header">
      <style:paragraph-properties fo:text-align="end" style:justify-single-word="false" style:snap-to-layout-grid="false">
        <style:tab-stops>
          <style:tab-stop style:position="6.05cm"/>
          <style:tab-stop style:position="8.601cm"/>
          <style:tab-stop style:position="12.102cm"/>
          <style:tab-stop style:position="16.002cm" style:type="right"/>
        </style:tab-stops>
      </style:paragraph-properties>
    </style:style>
    <style:style style:name="P5" style:family="paragraph" style:parent-style-name="Header">
      <style:paragraph-properties>
        <style:tab-stops>
          <style:tab-stop style:position="17.702cm" style:type="right"/>
        </style:tab-stops>
      </style:paragraph-properties>
    </style:style>
    <style:style style:name="P6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pt" style:font-size-asian="1pt" style:font-size-complex="1pt"/>
    </style:style>
    <style:style style:name="P7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fo:font-size="1pt" style:font-size-asian="1pt" style:font-size-complex="1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 style:snap-to-layout-grid="false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531cm"/>
          <style:tab-stop style:position="17.702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text-align="justify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12" style:family="paragraph" style:parent-style-name="Standard">
      <style:paragraph-properties fo:text-align="justify" style:justify-single-word="false"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P13" style:family="paragraph" style:parent-style-name="Standard">
      <style:paragraph-properties fo:margin-left="0cm" fo:margin-right="0cm" fo:text-align="justify" style:justify-single-word="false" fo:text-indent="0.046cm" style:auto-text-indent="false" style:snap-to-layout-grid="false"/>
    </style:style>
    <style:style style:name="P14" style:family="paragraph" style:parent-style-name="Title">
      <style:paragraph-properties fo:text-align="justify" style:justify-single-word="false"/>
    </style:style>
    <style:style style:name="P15" style:family="paragraph" style:parent-style-name="Standard" style:master-page-name="First_20_Page">
      <style:paragraph-properties fo:text-align="justify" style:justify-single-word="false" style:page-number="1"/>
    </style:style>
    <style:style style:name="P16" style:family="paragraph" style:parent-style-name="Heading_20_1">
      <style:paragraph-properties fo:text-align="justify" style:justify-single-word="false"/>
    </style:style>
    <style:style style:name="P17" style:family="paragraph" style:parent-style-name="Heading_20_2">
      <style:paragraph-properties fo:text-align="justify" style:justify-single-word="false">
        <style:tab-stops>
          <style:tab-stop style:position="1.296cm"/>
          <style:tab-stop style:position="8.601cm"/>
          <style:tab-stop style:position="12.102cm"/>
        </style:tab-stops>
      </style:paragraph-properties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Heading_20_3">
      <style:paragraph-properties fo:break-before="page"/>
    </style:style>
    <style:style style:name="P20" style:family="paragraph" style:parent-style-name="Contents_20_1">
      <style:paragraph-properties>
        <style:tab-stops>
          <style:tab-stop style:position="17.699cm" style:type="right" style:leader-style="dotted" style:leader-text="."/>
          <style:tab-stop style:position="17.702cm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7.699cm" style:type="right" style:leader-style="dotted" style:leader-text="."/>
          <style:tab-stop style:position="17.702cm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7.699cm" style:type="right" style:leader-style="dotted" style:leader-text="."/>
          <style:tab-stop style:position="17.702cm" style:leader-style="dotted" style:leader-text="."/>
        </style:tab-stops>
      </style:paragraph-properties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fo:font-style="italic" style:font-style-asian="italic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-content" fo:background-color="#ffffff" style:background-transparency="0%" fo:padding="0.026cm" fo:border="non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<text:reference-mark-start text:name="Titel"/>Testplan<text:reference-mark-end text:name="Titel"/></text:p>
      <text:p text:style-name="P8"><text:s/>Für das studentische Projekt <text:span text:style-name="T2"><text:subject>Sichere Eisenbahnsteuerung</text:subject></text:span></text:p>
      <text:p text:style-name="P8"/>
      <text:p text:style-name="P8"/>
      <text:p text:style-name="P8"/>
      <text:p text:style-name="P12"><text:span text:style-name="T3">Datum</text:span><text:tab/>07.12.2009</text:p>
      <text:p text:style-name="P12"><text:span text:style-name="T3">Quelle</text:span><text:tab/>ProVista</text:p>
      <text:p text:style-name="P12"><text:span text:style-name="T3">Autoren</text:span><text:tab/>Kai Dziembala</text:p>
      <text:p text:style-name="P12"><text:tab/>Norman Niess</text:p>
      <text:p text:style-name="P12"><text:span text:style-name="T3">Version</text:span><text:tab/><text:reference-mark-start text:name="Version"/><text:span text:style-name="Version_20_Char">0.1</text:span><text:reference-mark-end text:name="Version"/></text:p>
      <text:p text:style-name="P12"><text:span text:style-name="T3">Status</text:span><text:tab/>In Bearbeitung</text:p>
      <text:p text:style-name="P12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16" text:outline-level="1">Historie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9">Version</text:p>
          </table:table-cell>
          <table:table-cell table:style-name="Tabelle1.A1" office:value-type="string">
            <text:p text:style-name="P9">Datum</text:p>
          </table:table-cell>
          <table:table-cell table:style-name="Tabelle1.A1" office:value-type="string">
            <text:p text:style-name="P9">Autor</text:p>
          </table:table-cell>
          <table:table-cell table:style-name="Tabelle1.D1" office:value-type="string">
            <text:p text:style-name="P13">Bemerkung</text:p>
          </table:table-cell>
        </table:table-row>
        <table:table-row table:style-name="Tabelle1.1">
          <table:table-cell table:style-name="Tabelle1.A1" office:value-type="string">
            <text:p text:style-name="P9">0.1</text:p>
          </table:table-cell>
          <table:table-cell table:style-name="Tabelle1.B2" office:value-type="date" office:date-value="2009-11-23">
            <text:p text:style-name="P9">23.11.09</text:p>
          </table:table-cell>
          <table:table-cell table:style-name="Tabelle1.A1" office:value-type="string">
            <text:p text:style-name="P9">Kai Dziembala</text:p>
          </table:table-cell>
          <table:table-cell table:style-name="Tabelle1.D1" office:value-type="string">
            <text:p text:style-name="P9">Initialisierung</text:p>
          </table:table-cell>
        </table:table-row>
        <table:table-row table:style-name="Tabelle1.1"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/>
          </table:table-cell>
          <table:table-cell table:style-name="Tabelle1.D1" office:value-type="string">
            <text:p text:style-name="P9"/>
          </table:table-cell>
        </table:table-row>
        <table:table-row table:style-name="Tabelle1.1"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/>
          </table:table-cell>
          <table:table-cell table:style-name="Tabelle1.D1" office:value-type="string">
            <text:p text:style-name="P9"/>
          </table:table-cell>
        </table:table-row>
        <table:table-row table:style-name="Tabelle1.1"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/>
          </table:table-cell>
          <table:table-cell table:style-name="Tabelle1.D1" office:value-type="string">
            <text:p text:style-name="P9"/>
          </table:table-cell>
        </table:table-row>
        <table:table-row table:style-name="Tabelle1.1"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/>
          </table:table-cell>
          <table:table-cell table:style-name="Tabelle1.D1" office:value-type="string">
            <text:p text:style-name="P9"/>
          </table:table-cell>
        </table:table-row>
        <table:table-row table:style-name="Tabelle1.1"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/>
          </table:table-cell>
          <table:table-cell table:style-name="Tabelle1.D1" office:value-type="string">
            <text:p text:style-name="P9"/>
          </table:table-cell>
        </table:table-row>
        <table:table-row table:style-name="Tabelle1.1"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/>
          </table:table-cell>
          <table:table-cell table:style-name="Tabelle1.D1" office:value-type="string">
            <text:p text:style-name="P9"/>
          </table:table-cell>
        </table:table-row>
        <table:table-row table:style-name="Tabelle1.1"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/>
          </table:table-cell>
          <table:table-cell table:style-name="Tabelle1.D1" office:value-type="string">
            <text:p text:style-name="P9"/>
          </table:table-cell>
        </table:table-row>
        <table:table-row table:style-name="Tabelle1.1"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/>
          </table:table-cell>
          <table:table-cell table:style-name="Tabelle1.D1" office:value-type="string">
            <text:p text:style-name="P9"/>
          </table:table-cell>
        </table:table-row>
        <table:table-row table:style-name="Tabelle1.1"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/>
          </table:table-cell>
          <table:table-cell table:style-name="Tabelle1.D1" office:value-type="string">
            <text:p text:style-name="P9"/>
          </table:table-cell>
        </table:table-row>
      </table:table>
      <text:p text:style-name="P8"/>
      <text:p text:style-name="P11"/>
      <text:h text:style-name="P16" text:outline-level="1">Inhaltsverzeichnis</text:h>
      <text:table-of-content text:style-name="Sect1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702cm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702cm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702cm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20">1 Historie<text:tab/>2</text:p>
          <text:p text:style-name="P20">2 Inhaltsverzeichnis<text:tab/>3</text:p>
          <text:p text:style-name="P20">3 Einleitung<text:tab/>4</text:p>
          <text:p text:style-name="P20">4 Referenzierte Dokumente<text:tab/>5</text:p>
          <text:p text:style-name="P20">5 Testspezifikation<text:tab/>6</text:p>
          <text:p text:style-name="P21">5.1 Treiberschicht<text:tab/>6</text:p>
          <text:p text:style-name="P22">5.1.1 S88-Treiber<text:tab/>6</text:p>
          <text:p text:style-name="P22">5.1.2 Not-Aus-Treiber<text:tab/>6</text:p>
          <text:p text:style-name="P22">5.1.3 SSC-Treiber<text:tab/>7</text:p>
          <text:p text:style-name="P22">5.1.4 RS232-Treiber<text:tab/>7</text:p>
          <text:p text:style-name="P21">5.2 Sicherheitsschicht<text:tab/>8</text:p>
          <text:p text:style-name="P22">5.2.1 Befehlsvalidierung<text:tab/>8</text:p>
          <text:p text:style-name="P22">5.2.2 Ergebnisvalidierung<text:tab/>8</text:p>
          <text:p text:style-name="P22">5.2.3 Software-Watchdog<text:tab/>8</text:p>
          <text:p text:style-name="P22">5.2.4 Auditing System<text:tab/>8</text:p>
          <text:p text:style-name="P21">5.3 Anwendungs-Schicht<text:tab/>8</text:p>
          <text:p text:style-name="P22">5.3.1 Leitzentrale<text:tab/>8</text:p>
          <text:p text:style-name="P22">5.3.2 Fahrprogramm 1<text:tab/>8</text:p>
          <text:p text:style-name="P22">5.3.3 Fahrprogramm 2<text:tab/>8</text:p>
        </text:index-body>
      </text:table-of-content>
      <text:p text:style-name="P10"/>
      <text:h text:style-name="P16" text:outline-level="1">Einleitung</text:h>
      <text:p text:style-name="P8">In diesem Dokument wird der Testplan für das Hochschulprojekt 'Sichere Eisenbahnsteuerung' aufgestellt. Es wird beschrieben, in welcher Reihenfolge und in welcher Art die Modultest erfolgen.</text:p>
      <text:h text:style-name="P16" text:outline-level="1">Referenzierte Dokumente</text:h>
      <text:p text:style-name="P8">Software-Design, Version 1.0, Aulis: Design → Subsystemdesign → Software</text:p>
      <text:p text:style-name="P8">Pflichtenheft, Version 1.1, Aulis: Anforderungsmanagement → Pflichtenheft</text:p>
      <text:p text:style-name="P8">Meilensteine, Version 0.2, Aulis: Projektmanagement → Projektplanung</text:p>
      <text:h text:style-name="P16" text:outline-level="1">Testspezifikation</text:h>
      <text:h text:style-name="P17" text:outline-level="2">Treiberschicht</text:h>
      <text:h text:style-name="Heading_20_3" text:outline-level="3">S88-Treiber</text:h>
      <text:p text:style-name="Standard">Der automatisierte Test des S88-Treiber dient zur Feststellung, dass die vom S88-Treiber verarbeiteten Daten sowohl vollständig als auch korrekt <text:s/>eingelesen und auf dem Shared Memory gespeichert werden.</text:p>
      <text:p text:style-name="Standard"/>
      <text:p text:style-name="Standard">Dazu wird ein Testmodul programmiert, das ein S88-Rückmeldemodul nachbildet. In diesem Modul sind zwei bestimmte, vordefinierte Bytes hinterlegt, welche feste Sensordaten simulieren. Das Testmodul muss genau wie das reale Rückmeldemodul auf die Steuerdaten des S88-Treibers reagieren und die simulierten Sensorbytes bitweise schieben.</text:p>
      <text:p text:style-name="Standard"/>
      <text:p text:style-name="Standard">Nach der vollständigen Verarbeitung der Daten durch den S88-Treiber müssen dessen gespeicherte Werte im Shared Memory mit den Prüf-Bytes übereinstimmen. Das Testresultat wird im 'Debug (printf) Viewer' ausgegeben.</text:p>
      <text:p text:style-name="Standard"/>
      <text:h text:style-name="Heading_20_3" text:outline-level="3">Not-Aus-Treiber</text:h>
      <text:p text:style-name="Standard">Damit sichergestellt werden kann, dass der Not-Aus vorschriftsmäßig die Anlage ausschaltet, wird der Not-Aus-Treiber getestet.</text:p>
      <text:p text:style-name="Standard"/>
      <text:p text:style-name="Standard">Dazu muss der Programm-Code des Treibers um eine Ausgabe-Zeile erweitert werden, die im 'Debug (printf) Viewer' den Zustand des Not-Aus-Pins ausgibt.</text:p>
      <text:p text:style-name="Standard">In dem Testmodul 'Not-Aus-Treiber-Test' wird lediglich der Not-Aus-Treiber aufgerufen.</text:p>
      <text:p text:style-name="Standard"/>
      <text:p text:style-name="Standard">Im Fenster 'Debug (printf) Viewer' kann man sehen, ob der Not-Aus vorschriftsmäßig ausgelöst wurde.</text:p>
      <text:p text:style-name="Standard"/>
      <text:h text:style-name="P19" text:outline-level="3">SSC-Treiber</text:h>
      <text:p text:style-name="Standard">Zur Prüfung der korrekten Kommunikation zwischen den redundanten Mikrocontrollern erfolgt ein Test des SSC-Treiber.</text:p>
      <text:p text:style-name="Standard"/>
      <text:p text:style-name="Standard">Dazu wird zunächst im Programm 'Keil µVision4' ein virtueller Slave angelegt. Anschließend wird ein Testprogramm gestartet, welches einen bestimmten, vordefinierten Fahrbefehl für den SSC-Treiber auf der Shared Memory zur Verfügung stellt. Nach dem der Fahrbefehl an den Slave gesendet wurde, wird dieser mit dem Original verglichen und das Vergleichsresultat im Fenster <text:s/>'Debug (printf) Viewer' ausgeben. Anschließend wird das Prüf-Byte vom virtuellen Slave invertiert und an den Master zurückgesendet. Dort wird das empfangende Byte erneut mit dem Soll-Byte verglichen.</text:p>
      <text:p text:style-name="Standard"/>
      <text:p text:style-name="Standard">Das Vergleichsresultat wird im Fenster <text:s/>'Debug (printf) Viewer' ausgeben.</text:p>
      <text:p text:style-name="Standard"/>
      <text:h text:style-name="Heading_20_3" text:outline-level="3">RS232-Treiber</text:h>
      <text:p text:style-name="Standard">Es muss geprüft werden, ob die von der Ergebnisvalidierung(EV) gesendeten Streckenbefehle durch den RS232-Treiber korrekt auf XpressNet Befehle umgesetzt werden.</text:p>
      <text:p text:style-name="Standard"/>
      <text:p text:style-name="Standard">Dazu muss ein Testmodul erstellt werden, welches dem RS232-Treiber bestimmte, vordefinierte Streckenbefehle übermittelt und die daraus vom RS232-Treiber übersetzten Ausgabebytes mit den erwarteten Bytes vergleicht. Dabei sollten alle möglichen Streckenbefehle nacheinander überprüft werden und das Vergleichsresultat im Fenster <text:s/>'Debug (printf) Viewer' ausgeben werden. Zusätzlich sollte geprüft werden, wie der RS232-Treiber auf <text:s/>unbekannte/ falsche Streckenbefehle reagiert.</text:p>
      <text:p text:style-name="Standard"/>
      <text:p text:style-name="Standard"/>
      <text:h text:style-name="P18" text:outline-level="2">Sicherheitsschicht</text:h>
      <text:h text:style-name="Heading_20_3" text:outline-level="3">Befehlsvalidierung</text:h>
      <text:h text:style-name="Heading_20_3" text:outline-level="3">Ergebnisvalidierung</text:h>
      <text:h text:style-name="Heading_20_3" text:outline-level="3">Software-Watchdog</text:h>
      <text:h text:style-name="Heading_20_3" text:outline-level="3">Auditing System</text:h>
      <text:p text:style-name="Standard"/>
      <text:h text:style-name="Heading_20_2" text:outline-level="2">Anwendungs-Schicht</text:h>
      <text:h text:style-name="Heading_20_3" text:outline-level="3">Leitzentrale</text:h>
      <text:h text:style-name="Heading_20_3" text:outline-level="3">Fahrprogramm 1</text:h>
      <text:h text:style-name="Heading_20_3" text:outline-level="3">Fahrprogramm 2</text:h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12cm" fo:text-align="justify" style:justify-single-word="false" fo:orphans="2" fo:widows="2" fo:hyphenation-ladder-count="no-limit" style:page-number="auto" style:text-autospace="none" style:writing-mode="lr-tb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style:use-window-font-color="true" style:font-name="Arial" fo:font-size="12pt" fo:language="de" fo:country="DE" style:font-name-asian="Times New Roman" style:font-size-asian="12pt" style:font-name-complex="Arial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Heading_20_2" style:default-outline-level="1" style:class="text">
      <style:paragraph-properties fo:margin-left="1.249cm" fo:margin-right="0cm" fo:margin-top="0cm" fo:margin-bottom="0.423cm" fo:text-indent="-1.249cm" style:auto-text-indent="false" fo:break-before="page" fo:keep-with-next="always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212cm" fo:margin-bottom="0.212cm" fo:keep-together="always" fo:text-indent="0cm" style:auto-text-indent="false" fo:keep-with-next="always">
        <style:tab-stops>
          <style:tab-stop style:position="1.251cm"/>
          <style:tab-stop style:position="8.601cm"/>
          <style:tab-stop style:position="12.102cm"/>
        </style:tab-stops>
      </style:paragraph-properties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212cm" fo:margin-bottom="0.212cm" fo:text-indent="0cm" style:auto-text-indent="false">
        <style:tab-stops>
          <style:tab-stop style:position="1.251cm"/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left="4.995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5" style:display-name="Heading 5" style:family="paragraph" style:parent-style-name="Heading_20_3" style:next-style-name="Standard" style:default-outline-level="5" style:class="text">
      <style:paragraph-properties fo:margin-left="6.244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6" style:display-name="Heading 6" style:family="paragraph" style:parent-style-name="Heading_20_3" style:next-style-name="Standard" style:default-outline-level="6" style:class="text">
      <style:paragraph-properties fo:margin-left="7.493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7" style:display-name="Heading 7" style:family="paragraph" style:parent-style-name="Heading_20_3" style:next-style-name="Standard" style:default-outline-level="7" style:class="text">
      <style:paragraph-properties fo:margin-left="8.742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8" style:display-name="Heading 8" style:family="paragraph" style:parent-style-name="Heading_20_3" style:next-style-name="Standard" style:default-outline-level="8" style:class="text">
      <style:paragraph-properties fo:margin-left="9.991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9" style:display-name="Heading 9" style:family="paragraph" style:parent-style-name="Heading_20_3" style:next-style-name="Standard" style:default-outline-level="9" style:class="text">
      <style:paragraph-properties fo:margin-left="11.24cm" fo:margin-right="0cm" fo:text-indent="-1.249cm" style:auto-text-indent="false">
        <style:tab-stops>
          <style:tab-stop style:position="0.635cm"/>
          <style:tab-stop style:position="6.05cm"/>
          <style:tab-stop style:position="8.601cm"/>
          <style:tab-stop style:position="12.102cm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17.702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7.7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353cm" fo:margin-right="0cm" fo:text-indent="0cm" style:auto-text-indent="false">
        <style:tab-stops>
          <style:tab-stop style:position="17.7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5" style:display-name="Contents 5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6" style:display-name="Contents 6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7" style:display-name="Contents 7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8" style:display-name="Contents 8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9" style:display-name="Contents 9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Footer" style:family="paragraph" style:parent-style-name="Standard" style:class="extra">
      <style:paragraph-properties fo:margin-top="0cm" fo:margin-bottom="0cm" fo:line-height="0.564cm">
        <style:tab-stops>
          <style:tab-stop style:position="8.851cm" style:type="center"/>
          <style:tab-stop style:position="17.702cm" style:type="right"/>
        </style:tab-stops>
      </style:paragraph-properties>
      <style:text-properties fo:font-size="10pt" style:font-size-asian="10pt" style:font-size-complex="10pt"/>
    </style:style>
    <style:style style:name="Header" style:family="paragraph" style:parent-style-name="Standard" style:class="extra">
      <style:text-properties fo:font-size="16pt" style:font-size-asian="16pt" style:font-size-complex="16pt"/>
    </style:style>
    <style:style style:name="Title" style:family="paragraph" style:parent-style-name="Standard" style:next-style-name="Subtitle" style:class="chapter">
      <style:paragraph-properties fo:margin-top="0cm" fo:margin-bottom="0cm"/>
      <style:text-properties fo:font-size="28pt" style:letter-kerning="true" style:font-size-asian="28pt" style:font-size-complex="28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Version" style:family="paragraph" style:parent-style-name="Standard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" style:family="paragraph" style:parent-style-name="Caption" style:class="extra"/>
    <style:style style:name="Absatz-Standardschriftart" style:family="text"/>
    <style:style style:name="Version_20_Char" style:display-name="Version Char" style:family="text" style:parent-style-name="Absatz-Standardschriftart">
      <style:text-properties style:font-name="Arial" fo:font-size="12pt" fo:language="de" fo:country="DE" style:font-size-asian="12pt" style:font-name-complex="Arial" style:font-size-complex="12pt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1.249cm" fo:margin-left="7.49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1.249cm" fo:margin-left="8.742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.249cm" fo:margin-left="9.99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249cm" fo:margin-left="11.2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49cm" fo:margin-left="7.4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49cm" fo:margin-left="8.74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49cm" fo:margin-left="9.9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49cm" fo:margin-left="11.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2" style:family="table">
      <style:table-properties style:width="17.701cm" table:align="left" style:writing-mode="lr-tb"/>
    </style:style>
    <style:style style:name="Tabelle2.A" style:family="table-column">
      <style:table-column-properties style:column-width="8.631cm"/>
    </style:style>
    <style:style style:name="Tabelle2.B" style:family="table-column">
      <style:table-column-properties style:column-width="3.122cm"/>
    </style:style>
    <style:style style:name="Tabelle2.C" style:family="table-column">
      <style:table-column-properties style:column-width="5.948cm"/>
    </style:style>
    <style:style style:name="Tabelle2.1" style:family="table-row">
      <style:table-row-properties style:keep-together="false" fo:keep-together="always"/>
    </style:style>
    <style:style style:name="Tabelle2.A1" style:family="table-cell">
      <style:table-cell-properties style:vertical-align="top" fo:padding="0cm" fo:border="none" style:writing-mode="lr-tb"/>
    </style:style>
    <style:style style:name="MP1" style:family="paragraph" style:parent-style-name="Header">
      <style:paragraph-properties style:snap-to-layout-grid="false">
        <style:tab-stops>
          <style:tab-stop style:position="17.702cm" style:type="right"/>
        </style:tab-stops>
      </style:paragraph-properties>
      <style:text-properties fo:language="zxx" fo:country="none" style:language-asian="zxx" style:country-asian="none"/>
    </style:style>
    <style:style style:name="MP2" style:family="paragraph" style:parent-style-name="Header">
      <style:paragraph-properties fo:text-align="end" style:justify-single-word="false" style:snap-to-layout-grid="false">
        <style:tab-stops>
          <style:tab-stop style:position="6.05cm"/>
          <style:tab-stop style:position="8.601cm"/>
          <style:tab-stop style:position="12.102cm"/>
          <style:tab-stop style:position="16.002cm" style:type="right"/>
        </style:tab-stops>
      </style:paragraph-properties>
    </style:style>
    <style:style style:name="MP3" style:family="paragraph" style:parent-style-name="Header">
      <style:paragraph-properties style:snap-to-layout-grid="false"/>
      <style:text-properties fo:language="zxx" fo:country="none" style:language-asian="zxx" style:country-asian="none"/>
    </style:style>
    <style:style style:name="MP4" style:family="paragraph" style:parent-style-name="Header">
      <style:text-properties fo:language="zxx" fo:country="none" style:language-asian="zxx" style:country-asian="none"/>
    </style:style>
    <style:style style:name="MP5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pt" style:font-size-asian="1pt" style:font-size-complex="1pt"/>
    </style:style>
    <style:style style:name="MP6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fo:font-size="1pt" style:font-size-asian="1pt" style:font-size-complex="1pt"/>
    </style:style>
    <style:style style:name="MP7" style:family="paragraph" style:parent-style-name="Header">
      <style:paragraph-properties>
        <style:tab-stops>
          <style:tab-stop style:position="17.702cm" style:type="right"/>
        </style:tab-stops>
      </style:paragraph-properties>
    </style:style>
    <style:style style:name="MT1" style:family="text">
      <style:text-properties fo:language="zxx" fo:country="none" style:language-asian="zxx" style:country-asian="none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-content" fo:background-color="#ffffff" style:background-transparency="0%" fo:padding="0.026cm" fo:border="non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401cm" fo:margin-bottom="1.6cm" fo:margin-left="2.3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101cm" fo:margin-left="0cm" fo:margin-right="0cm" fo:margin-bottom="3.002cm" style:dynamic-spacing="true"/>
      </style:header-style>
      <style:footer-style>
        <style:header-footer-properties fo:min-height="0.4cm" fo:margin-left="0cm" fo:margin-right="0cm" fo:margin-top="0.3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header-rows>
            <table:table-row table:style-name="Tabelle2.1">
              <table:table-cell table:style-name="Tabelle2.A1" office:value-type="string">
                <text:p text:style-name="MP1"><text:reference-ref text:reference-format="text" text:ref-name="Titel">Testplan</text:reference-ref></text:p>
              </table:table-cell>
              <table:table-cell table:style-name="Tabelle2.A1" office:value-type="string">
                <text:p text:style-name="MP2"/>
              </table:table-cell>
              <table:table-cell table:style-name="Tabelle2.A1" office:value-type="string">
                <text:p text:style-name="MP3"><text:chapter text:display="name" text:outline-level="1">Testspezifikation</text:chapter></text:p>
              </table:table-cell>
            </table:table-row>
          </table:table-header-rows>
        </table:table>
        <text:p text:style-name="MP4"><draw:frame draw:style-name="Mfr1" draw:name="Rahmen7" text:anchor-type="char" svg:x="0cm" svg:y="4.501cm" svg:width="17.701cm" svg:height="0.4cm" draw:z-index="6"><draw:text-box><text:p text:style-name="MP5"/></draw:text-box></draw:frame></text:p>
      </style:header>
      <style:footer>
        <text:p text:style-name="Footer"><draw:frame draw:style-name="Mfr1" draw:name="Rahmen6" text:anchor-type="char" svg:x="0cm" svg:y="27.303cm" svg:width="17.701cm" svg:height="0.4cm" draw:z-index="11"><draw:text-box><text:p text:style-name="MP6"/></draw:text-box></draw:frame><text:tab/>Version <text:span text:style-name="MT1"><text:reference-ref text:reference-format="text" text:ref-name="Version">0.1</text:reference-ref></text:span> vom 08.12.2009<text:tab/>Seite <text:page-number text:select-page="current">8</text:page-number>/<text:page-count style:num-format="1">8</text:page-count></text:p>
      </style:footer>
    </style:master-page>
    <style:master-page style:name="First_20_Page" style:display-name="First Page" style:page-layout-name="Mpm1" style:next-style-name="Standard">
      <style:header>
        <text:p text:style-name="MP7"><text:reference-ref text:reference-format="text" text:ref-name="Titel">Testplan</text:reference-ref><draw:frame draw:style-name="Mfr1" draw:name="Rahmen9" text:anchor-type="char" svg:x="0cm" svg:y="4.501cm" svg:width="17.701cm" svg:height="0.4cm" draw:z-index="15"><draw:text-box><text:p text:style-name="MP5"/></draw:text-box></draw:frame><text:tab/><text:subject>Sichere Eisenbahnsteuerung</text:subject></text:p>
      </style:header>
      <style:footer>
        <text:p text:style-name="Footer"><draw:frame draw:style-name="Mfr1" draw:name="Rahmen8" text:anchor-type="char" svg:x="0cm" svg:y="27.303cm" svg:width="17.701cm" svg:height="0.4cm" draw:z-index="14"><draw:text-box><text:p text:style-name="MP6"/></draw:text-box></draw:frame><text:tab/>Version <text:span text:style-name="MT1"><text:reference-ref text:reference-format="text" text:ref-name="Version">0.1</text:reference-ref></text:span> vom 08.12.2009<text:tab/>Seite <text:page-number text:select-page="current">8</text:page-number>/<text:page-count style:num-format="1">8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estplan</dc:title>
    <dc:subject>Sichere Eisenbahnsteuerung</dc:subject>
    <meta:initial-creator>Vitali Voroth</meta:initial-creator>
    <meta:creation-date>2009-11-16T17:24:00</meta:creation-date>
    <dc:date>2010-04-06T16:58:28.56</dc:date>
    <meta:print-date>1998-07-17T19:03:00</meta:print-date>
    <meta:editing-cycles>33</meta:editing-cycles>
    <meta:generator>OpenOffice.org/3.2$Win32 OpenOffice.org_project/320m12$Build-9483</meta:generator>
    <meta:editing-duration>PT16H47M26S</meta:editing-duration>
    <dc:creator>Kai Dziembala</dc:creator>
    <meta:document-statistic meta:table-count="2" meta:image-count="0" meta:object-count="0" meta:page-count="8" meta:paragraph-count="75" meta:word-count="530" meta:character-count="4133"/>
    <meta:user-defined meta:name="Info 1"/>
    <meta:user-defined meta:name="Info 2"/>
    <meta:user-defined meta:name="Info 3"/>
    <meta:user-defined meta:name="Info 4"/>
  </office:meta>
</office:document-meta>
</file>